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line-height="100%" style:writing-mode="lr-tb"/>
      <style:text-properties style:font-name="Sans-serif" fo:font-size="9pt" fo:font-style="italic" officeooo:paragraph-rsid="0177f5fc" style:font-size-asian="9pt" style:font-style-asian="italic" style:font-size-complex="9pt" style:font-style-complex="italic"/>
    </style:style>
    <style:style style:name="P3" style:family="paragraph" style:parent-style-name="Standard">
      <style:paragraph-properties style:writing-mode="lr-tb"/>
      <style:text-properties style:font-name="Sans-serif" fo:font-size="9pt" style:font-size-asian="9pt" style:font-size-complex="9pt"/>
    </style:style>
    <style:style style:name="P4" style:family="paragraph" style:parent-style-name="Standard">
      <style:paragraph-properties fo:line-height="100%" style:writing-mode="lr-tb"/>
      <style:text-properties style:font-name="Sans-serif" fo:font-size="9pt" officeooo:paragraph-rsid="0177f5fc" style:font-size-asian="9pt" style:font-size-complex="9pt"/>
    </style:style>
    <style:style style:name="P5" style:family="paragraph" style:parent-style-name="Standard">
      <style:paragraph-properties style:writing-mode="lr-tb"/>
      <style:text-properties style:font-name="Sans-serif" fo:font-size="9pt" officeooo:paragraph-rsid="00ffc367" style:font-size-asian="9pt" style:font-size-complex="9pt"/>
    </style:style>
    <style:style style:name="P6" style:family="paragraph" style:parent-style-name="Standard">
      <style:paragraph-properties style:writing-mode="lr-tb"/>
      <style:text-properties style:font-name="Sans-serif" fo:font-size="9pt" officeooo:paragraph-rsid="01085421" style:font-size-asian="9pt" style:font-size-complex="9pt"/>
    </style:style>
    <style:style style:name="P7" style:family="paragraph" style:parent-style-name="Standard">
      <style:paragraph-properties style:writing-mode="lr-tb"/>
      <style:text-properties style:font-name="Sans-serif" fo:font-size="9pt" officeooo:paragraph-rsid="0136da3b" style:font-size-asian="9pt" style:font-size-complex="9pt"/>
    </style:style>
    <style:style style:name="P8" style:family="paragraph" style:parent-style-name="Standard">
      <style:paragraph-properties style:writing-mode="lr-tb"/>
      <style:text-properties style:font-name="Sans-serif" fo:font-size="9pt" officeooo:paragraph-rsid="01382151" style:font-size-asian="9pt" style:font-size-complex="9pt"/>
    </style:style>
    <style:style style:name="P9" style:family="paragraph" style:parent-style-name="Standard">
      <style:paragraph-properties style:writing-mode="lr-tb"/>
      <style:text-properties style:font-name="Sans-serif" fo:font-size="9pt" officeooo:paragraph-rsid="01590a85" style:font-size-asian="9pt" style:font-size-complex="9pt"/>
    </style:style>
    <style:style style:name="P10" style:family="paragraph" style:parent-style-name="Standard">
      <style:paragraph-properties style:writing-mode="lr-tb"/>
      <style:text-properties style:font-name="Sans-serif" fo:font-size="9pt" officeooo:paragraph-rsid="015f60c9" style:font-size-asian="9pt" style:font-size-complex="9pt"/>
    </style:style>
    <style:style style:name="P11" style:family="paragraph" style:parent-style-name="Standard">
      <style:paragraph-properties style:writing-mode="lr-tb"/>
      <style:text-properties style:font-name="Sans-serif" fo:font-size="9pt" officeooo:paragraph-rsid="0163580b" style:font-size-asian="9pt" style:font-size-complex="9pt"/>
    </style:style>
    <style:style style:name="P12" style:family="paragraph" style:parent-style-name="Standard">
      <style:paragraph-properties style:writing-mode="lr-tb"/>
      <style:text-properties style:font-name="Sans-serif" fo:font-size="9pt" fo:font-style="normal" officeooo:paragraph-rsid="00fcfb5d" style:font-size-asian="9pt" style:font-style-asian="normal" style:font-size-complex="9pt" style:font-style-complex="normal"/>
    </style:style>
    <style:style style:name="P13" style:family="paragraph" style:parent-style-name="Standard">
      <style:paragraph-properties style:writing-mode="lr-tb"/>
      <style:text-properties style:font-name="Sans-serif" fo:font-size="9pt" fo:font-style="normal" officeooo:paragraph-rsid="0109fa89" style:font-size-asian="9pt" style:font-style-asian="normal" style:font-size-complex="9pt" style:font-style-complex="normal"/>
    </style:style>
    <style:style style:name="P14" style:family="paragraph" style:parent-style-name="Standard">
      <style:paragraph-properties style:writing-mode="lr-tb"/>
      <style:text-properties style:font-name="Sans-serif" officeooo:paragraph-rsid="01590a85"/>
    </style:style>
    <style:style style:name="P15"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16" style:family="paragraph" style:parent-style-name="Standard">
      <style:paragraph-properties fo:line-height="100%"/>
      <style:text-properties style:font-name="Sans-serif" fo:font-size="9pt" officeooo:paragraph-rsid="0177f5fc" style:font-size-asian="9pt" style:font-size-complex="9pt"/>
    </style:style>
    <style:style style:name="P17" style:family="paragraph" style:parent-style-name="Standard">
      <style:paragraph-properties fo:text-align="start" style:justify-single-word="false"/>
      <style:text-properties officeooo:paragraph-rsid="00ebcfb4"/>
    </style:style>
    <style:style style:name="P18"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0fcfb5d" style:font-size-asian="9pt" style:font-size-complex="9pt"/>
    </style:style>
    <style:style style:name="P19" style:family="paragraph" style:parent-style-name="Standard">
      <loext:graphic-properties draw:fill="none"/>
      <style:paragraph-properties fo:margin-left="0.1866in" fo:margin-right="0in" fo:text-indent="-0.1866in" style:auto-text-indent="false" fo:background-color="transparent" style:writing-mode="lr-tb"/>
      <style:text-properties style:font-name="Sans-serif" fo:font-size="9pt" officeooo:paragraph-rsid="0109fa89" style:font-size-asian="9pt" style:font-size-complex="9pt"/>
    </style:style>
    <style:style style:name="P20" style:family="paragraph" style:parent-style-name="Standard">
      <loext:graphic-properties draw:fill="none"/>
      <style:paragraph-properties fo:margin-left="0.1866in" fo:margin-right="0in" fo:line-height="100%" fo:text-indent="-0.1866in" style:auto-text-indent="false" fo:background-color="transparent" style:writing-mode="lr-tb"/>
      <style:text-properties style:font-name="Sans-serif" fo:font-size="9pt" officeooo:paragraph-rsid="0177f5fc" style:font-size-asian="9pt" style:font-size-complex="9pt"/>
    </style:style>
    <style:style style:name="P21"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109fa89" style:font-size-asian="9pt" style:font-size-complex="9pt"/>
    </style:style>
    <style:style style:name="P22" style:family="paragraph" style:parent-style-name="Standard" style:master-page-name="">
      <loext:graphic-properties draw:fill="none"/>
      <style:paragraph-properties fo:margin-left="0.1866in" fo:margin-right="0in" fo:text-indent="-0.1866in" style:auto-text-indent="false" style:page-number="auto" fo:background-color="transparent" style:writing-mode="lr-tb"/>
      <style:text-properties style:font-name="Sans-serif" fo:font-size="9pt" officeooo:paragraph-rsid="00fcfb5d" style:font-size-asian="9pt" style:font-size-complex="9pt"/>
    </style:style>
    <style:style style:name="P23" style:family="paragraph" style:parent-style-name="Standard" style:master-page-name="">
      <loext:graphic-properties draw:fill="none"/>
      <style:paragraph-properties fo:margin-left="0.1866in" fo:margin-right="0in" fo:line-height="100%" fo:text-indent="-0.1866in" style:auto-text-indent="false" style:page-number="auto" fo:background-color="transparent" style:writing-mode="lr-tb"/>
      <style:text-properties style:font-name="Sans-serif" fo:font-size="9pt" officeooo:paragraph-rsid="0177f5fc" style:font-size-asian="9pt" style:font-size-complex="9pt"/>
    </style:style>
    <style:style style:name="P24" style:family="paragraph" style:parent-style-name="Standard">
      <style:paragraph-properties fo:text-align="start" style:justify-single-word="false"/>
      <style:text-properties style:font-name="Sans-serif" fo:font-size="9pt" officeooo:paragraph-rsid="00ebcfb4" style:font-size-asian="9pt" style:font-size-complex="9pt"/>
    </style:style>
    <style:style style:name="P25" style:family="paragraph" style:parent-style-name="Standard" style:list-style-name="L1" style:master-page-name="">
      <loext:graphic-properties draw:fill="none"/>
      <style:paragraph-properties fo:margin-left="0.4366in" fo:margin-right="0in" fo:line-height="100%" fo:text-indent="-0.25in" style:auto-text-indent="false" style:page-number="auto" fo:background-color="transparent" style:writing-mode="lr-tb">
        <style:tab-stops>
          <style:tab-stop style:position="-0.1382in"/>
        </style:tab-stops>
      </style:paragraph-properties>
      <style:text-properties officeooo:paragraph-rsid="0177f5fc"/>
    </style:style>
    <style:style style:name="P26" style:family="paragraph" style:parent-style-name="Standard" style:list-style-name="L1">
      <loext:graphic-properties draw:fill="none"/>
      <style:paragraph-properties fo:margin-left="0.4366in" fo:margin-right="0in" fo:line-height="100%" fo:text-indent="-0.25in" style:auto-text-indent="false" fo:background-color="transparent" style:writing-mode="lr-tb">
        <style:tab-stops>
          <style:tab-stop style:position="-0.1382in"/>
        </style:tab-stops>
      </style:paragraph-properties>
      <style:text-properties officeooo:paragraph-rsid="0177f5fc"/>
    </style:style>
    <style:style style:name="P27" style:family="paragraph" style:parent-style-name="Standard" style:list-style-name="L2"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28"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ebcfb4" style:font-size-asian="9pt" style:font-size-complex="9pt"/>
    </style:style>
    <style:style style:name="P29" style:family="paragraph" style:parent-style-name="Standard" style:list-style-name="L2">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0ebcfb4" style:font-size-asian="9pt" style:font-size-complex="9pt"/>
    </style:style>
    <style:style style:name="P30" style:family="paragraph" style:parent-style-name="Standard">
      <style:paragraph-properties fo:text-align="start" style:justify-single-word="false" fo:break-before="column"/>
      <style:text-properties style:font-name="Sans-serif" fo:font-size="9pt" officeooo:paragraph-rsid="00ebcfb4" style:font-size-asian="9pt" style:font-size-complex="9pt"/>
    </style:style>
    <style:style style:name="P31" style:family="paragraph" style:parent-style-name="Heading_20_2">
      <style:paragraph-properties fo:text-align="center" style:justify-single-word="false"/>
    </style:style>
    <style:style style:name="P32" style:family="paragraph" style:parent-style-name="Heading_20_2">
      <style:paragraph-properties fo:text-align="center" style:justify-single-word="false"/>
      <style:text-properties officeooo:rsid="00581c4a" officeooo:paragraph-rsid="00ebcfb4"/>
    </style:style>
    <style:style style:name="P33" style:family="paragraph" style:parent-style-name="Heading_20_2">
      <style:paragraph-properties fo:text-align="center" style:justify-single-word="false" fo:break-before="column"/>
      <style:text-properties officeooo:paragraph-rsid="01145f75"/>
    </style:style>
    <style:style style:name="T1" style:family="text">
      <style:text-properties officeooo:rsid="0103a510"/>
    </style:style>
    <style:style style:name="T2" style:family="text">
      <style:text-properties fo:font-weight="bold" style:font-weight-asian="bold" style:font-weight-complex="bold"/>
    </style:style>
    <style:style style:name="T3" style:family="text">
      <style:text-properties fo:font-weight="bold" officeooo:rsid="00c9cadf" style:font-weight-asian="bold" style:font-weight-complex="bold"/>
    </style:style>
    <style:style style:name="T4" style:family="text">
      <style:text-properties fo:font-weight="bold" officeooo:rsid="0124d09e" style:font-weight-asian="bold" style:font-weight-complex="bold"/>
    </style:style>
    <style:style style:name="T5" style:family="text">
      <style:text-properties fo:font-weight="bold" officeooo:rsid="013c0070" style:font-weight-asian="bold" style:font-weight-complex="bold"/>
    </style:style>
    <style:style style:name="T6" style:family="text">
      <style:text-properties fo:font-weight="bold" officeooo:rsid="013daa18" style:font-weight-asian="bold" style:font-weight-complex="bold"/>
    </style:style>
    <style:style style:name="T7" style:family="text">
      <style:text-properties officeooo:rsid="001a339d"/>
    </style:style>
    <style:style style:name="T8" style:family="text">
      <style:text-properties style:font-name="Sans-serif" fo:font-weight="bold" style:font-weight-asian="bold" style:font-weight-complex="bold"/>
    </style:style>
    <style:style style:name="T9" style:family="text">
      <style:text-properties style:font-name="Sans-serif" fo:font-size="9pt" style:font-size-asian="9pt" style:font-size-complex="9pt"/>
    </style:style>
    <style:style style:name="T10" style:family="text">
      <style:text-properties style:font-name="Sans-serif" fo:font-size="9pt" officeooo:rsid="00ab6e01" style:font-size-asian="9pt" style:font-size-complex="9pt"/>
    </style:style>
    <style:style style:name="T11" style:family="text">
      <style:text-properties style:font-name="Sans-serif" fo:font-size="9pt" fo:font-weight="bold" style:font-size-asian="9pt" style:font-weight-asian="bold" style:font-size-complex="9pt" style:font-weight-complex="bold"/>
    </style:style>
    <style:style style:name="T12" style:family="text">
      <style:text-properties style:font-name="Sans-serif" fo:font-size="9pt" fo:font-weight="bold" officeooo:rsid="00927c77" style:font-size-asian="9pt" style:font-weight-asian="bold" style:font-size-complex="9pt" style:font-weight-complex="bold"/>
    </style:style>
    <style:style style:name="T13" style:family="text">
      <style:text-properties style:font-name="Sans-serif"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officeooo:rsid="00ee0007"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216cec"/>
    </style:style>
    <style:style style:name="T18" style:family="text">
      <style:text-properties officeooo:rsid="00422801"/>
    </style:style>
    <style:style style:name="T19" style:family="text">
      <style:text-properties officeooo:rsid="0046068e"/>
    </style:style>
    <style:style style:name="T20" style:family="text">
      <style:text-properties officeooo:rsid="006a16e2"/>
    </style:style>
    <style:style style:name="T21" style:family="text">
      <style:text-properties officeooo:rsid="0077a6b8"/>
    </style:style>
    <style:style style:name="T22" style:family="text">
      <style:text-properties officeooo:rsid="007a0606"/>
    </style:style>
    <style:style style:name="T23" style:family="text">
      <style:text-properties fo:font-weight="normal" officeooo:rsid="00c9cadf" style:font-weight-asian="normal" style:font-weight-complex="normal"/>
    </style:style>
    <style:style style:name="T24" style:family="text">
      <style:text-properties fo:font-weight="normal" officeooo:rsid="014e8b83" style:font-weight-asian="normal" style:font-weight-complex="normal"/>
    </style:style>
    <style:style style:name="T25" style:family="text">
      <style:text-properties officeooo:rsid="008bc277"/>
    </style:style>
    <style:style style:name="T26" style:family="text">
      <style:text-properties officeooo:rsid="00903edd"/>
    </style:style>
    <style:style style:name="T27" style:family="text">
      <style:text-properties officeooo:rsid="0093d2be"/>
    </style:style>
    <style:style style:name="T28" style:family="text">
      <style:text-properties officeooo:rsid="0094486c"/>
    </style:style>
    <style:style style:name="T29" style:family="text">
      <style:text-properties officeooo:rsid="00962bf6"/>
    </style:style>
    <style:style style:name="T30" style:family="text">
      <style:text-properties officeooo:rsid="009745a9"/>
    </style:style>
    <style:style style:name="T31" style:family="text">
      <style:text-properties officeooo:rsid="009820a7"/>
    </style:style>
    <style:style style:name="T32" style:family="text">
      <style:text-properties officeooo:rsid="0099dc32"/>
    </style:style>
    <style:style style:name="T33" style:family="text">
      <style:text-properties officeooo:rsid="00c872df"/>
    </style:style>
    <style:style style:name="T34" style:family="text">
      <style:text-properties officeooo:rsid="00c87ebf"/>
    </style:style>
    <style:style style:name="T35" style:family="text">
      <style:text-properties officeooo:rsid="00c9cadf"/>
    </style:style>
    <style:style style:name="T36" style:family="text">
      <style:text-properties officeooo:rsid="00da31c4"/>
    </style:style>
    <style:style style:name="T37" style:family="text">
      <style:text-properties officeooo:rsid="00dbd028"/>
    </style:style>
    <style:style style:name="T38" style:family="text">
      <style:text-properties officeooo:rsid="00e5d8ca"/>
    </style:style>
    <style:style style:name="T39" style:family="text">
      <style:text-properties officeooo:rsid="00e82de1"/>
    </style:style>
    <style:style style:name="T40" style:family="text">
      <style:text-properties officeooo:rsid="0172f82e"/>
    </style:style>
    <style:style style:name="T41" style:family="text">
      <style:text-properties officeooo:rsid="0061cecd"/>
    </style:style>
    <style:style style:name="T42" style:family="text">
      <style:text-properties officeooo:rsid="01738d27"/>
    </style:style>
    <style:style style:name="T43" style:family="text">
      <style:text-properties officeooo:rsid="01746653"/>
    </style:style>
    <style:style style:name="T44" style:family="text">
      <style:text-properties fo:font-style="normal" style:font-style-asian="normal" style:font-style-complex="normal"/>
    </style:style>
    <style:style style:name="T45" style:family="text">
      <style:text-properties officeooo:rsid="0120faea"/>
    </style:style>
    <style:style style:name="T46" style:family="text">
      <style:text-properties officeooo:rsid="0176eb75"/>
    </style:style>
    <style:style style:name="T47" style:family="text">
      <style:text-properties officeooo:rsid="01789e85"/>
    </style:style>
    <style:style style:name="T48" style:family="text">
      <style:text-properties officeooo:rsid="014e8b83"/>
    </style:style>
    <style:style style:name="T49" style:family="text">
      <style:text-properties officeooo:rsid="00a5dcc8"/>
    </style:style>
    <style:style style:name="T50" style:family="text">
      <style:text-properties officeooo:rsid="00a4bda8"/>
    </style:style>
    <style:style style:name="T51" style:family="text">
      <style:text-properties officeooo:rsid="0147b902"/>
    </style:style>
    <style:style style:name="T52" style:family="text">
      <style:text-properties officeooo:rsid="0149b1e5"/>
    </style:style>
    <style:style style:name="T53" style:family="text">
      <style:text-properties officeooo:rsid="00f2b299"/>
    </style:style>
    <style:style style:name="T54" style:family="text">
      <style:text-properties fo:font-size="9pt" fo:font-weight="bold" style:font-size-asian="9pt" style:font-weight-asian="bold" style:font-size-complex="9pt" style:font-weight-complex="bold"/>
    </style:style>
    <style:style style:name="T55" style:family="text">
      <style:text-properties fo:font-size="9pt" style:font-size-asian="9pt" style:font-size-complex="9pt"/>
    </style:style>
    <style:style style:name="T56" style:family="text">
      <style:text-properties fo:font-size="9pt" officeooo:rsid="0152c57b" style:font-size-asian="9pt" style:font-size-complex="9pt"/>
    </style:style>
    <style:style style:name="T57" style:family="text">
      <style:text-properties fo:font-size="9pt" officeooo:rsid="01561aed" style:font-size-asian="9pt" style:font-size-complex="9pt"/>
    </style:style>
    <style:style style:name="T58" style:family="text">
      <style:text-properties officeooo:rsid="010be63d"/>
    </style:style>
    <style:style style:name="T59" style:family="text">
      <style:text-properties officeooo:rsid="010d5ba7"/>
    </style:style>
    <style:style style:name="T60" style:family="text">
      <style:text-properties officeooo:rsid="010d6dd8"/>
    </style:style>
    <style:style style:name="T61" style:family="text">
      <style:text-properties officeooo:rsid="010fd612"/>
    </style:style>
    <style:style style:name="T62" style:family="text">
      <style:text-properties officeooo:rsid="010fe82b"/>
    </style:style>
    <style:style style:name="T63" style:family="text">
      <style:text-properties officeooo:rsid="01184689"/>
    </style:style>
    <style:style style:name="T64" style:family="text">
      <style:text-properties officeooo:rsid="011bfd9e"/>
    </style:style>
    <style:style style:name="T65" style:family="text">
      <style:text-properties officeooo:rsid="011e3c09"/>
    </style:style>
    <style:style style:name="T66" style:family="text">
      <style:text-properties officeooo:rsid="011eee6d"/>
    </style:style>
    <style:style style:name="T67" style:family="text">
      <style:text-properties officeooo:rsid="011f2430"/>
    </style:style>
    <style:style style:name="T68" style:family="text">
      <style:text-properties officeooo:rsid="011f8c33"/>
    </style:style>
    <style:style style:name="T69" style:family="text">
      <style:text-properties officeooo:rsid="011fe34f"/>
    </style:style>
    <style:style style:name="T70" style:family="text">
      <style:text-properties officeooo:rsid="01260134"/>
    </style:style>
    <style:style style:name="T71" style:family="text">
      <style:text-properties officeooo:rsid="012aacd4"/>
    </style:style>
    <style:style style:name="T72" style:family="text">
      <style:text-properties officeooo:rsid="012af2e4"/>
    </style:style>
    <style:style style:name="T73" style:family="text">
      <style:text-properties officeooo:rsid="012dd74e"/>
    </style:style>
    <style:style style:name="T74" style:family="text">
      <style:text-properties officeooo:rsid="013c0070"/>
    </style:style>
    <style:style style:name="T75" style:family="text">
      <style:text-properties officeooo:rsid="013daa18"/>
    </style:style>
    <style:style style:name="T76" style:family="text">
      <style:text-properties officeooo:rsid="0145df18"/>
    </style:style>
    <style:style style:name="T77" style:family="text">
      <style:text-properties officeooo:rsid="014bdbda"/>
    </style:style>
    <style:style style:name="T78" style:family="text">
      <style:text-properties officeooo:rsid="014db42f"/>
    </style:style>
    <style:style style:name="T79" style:family="text">
      <style:text-properties officeooo:rsid="014dbd88"/>
    </style:style>
    <style:style style:name="T80" style:family="text">
      <style:text-properties officeooo:rsid="0151dbd1"/>
    </style:style>
    <style:style style:name="T81" style:family="text">
      <style:text-properties officeooo:rsid="015d64e5"/>
    </style:style>
    <style:style style:name="T82" style:family="text">
      <style:text-properties officeooo:rsid="0163c7c8"/>
    </style:style>
    <style:style style:name="T83" style:family="text">
      <style:text-properties officeooo:rsid="0166606c"/>
    </style:style>
    <style:style style:name="T84" style:family="text">
      <style:text-properties officeooo:rsid="0168d9a1"/>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Animalism</text:h>
      <text:p text:style-name="P4"><text:span text:style-name="T2">○ Feral Whispers -</text:span> You can speak to and understand the speech of animals, <text:span text:style-name="T18">who </text:span>no longer grow agitated in your presence.<text:bookmark text:name="page90R_mcid8"/><text:line-break/></text:p>
      <text:p text:style-name="P4"><text:span text:style-name="T2">○ Beckoning (1) - </text:span>You can call out in the voice of a type of animal—the croak of a raven, the howl of a wolf, the chittering of a rat—to summo<text:span text:style-name="T7">n </text:span>animals of that sort. </text:p>
      <text:p text:style-name="P4"/>
      <text:p text:style-name="P4">Roll with <text:span text:style-name="T2">social</text:span>.</text:p>
      <text:p text:style-name="P4"/>
      <text:p text:style-name="P23"><text:span text:style-name="T14">⚅ </text:span>On a 10+, many animals flock to you from a mile or more around. </text:p>
      <text:p text:style-name="P20"><text:span text:style-name="T14">⚅ </text:span>On a 7-9, a few animals show up. </text:p>
      <text:p text:style-name="P20"><text:span text:style-name="T14">⚅ </text:span>On a miss, your call goes unanswered.</text:p>
      <text:p text:style-name="P4"><text:bookmark text:name="page90R_mcid9"/><text:line-break/><text:span text:style-name="T2">○ Whispers to the Wild (1) -</text:span> Add +2 to <text:span text:style-name="T14">manipulate someone</text:span> or <text:span text:style-name="T14">show your teeth</text:span> when speaking to an animal.</text:p>
      <text:p text:style-name="P16"/>
      <text:p text:style-name="P4"><text:bookmark text:name="page90R_mcid10"/><text:span text:style-name="T2">○ Quell the Beast (1) - </text:span>You can <text:span text:style-name="T33">stir your Beast to </text:span>focus your will upon a mortal or vampire, diminishing their inner fire with the intensity of your own. </text:p>
      <text:p text:style-name="P4"/>
      <text:p text:style-name="P4">Mortals <text:span text:style-name="T34">chill out</text:span>. Vampires get the chance to <text:span text:style-name="T14">stand their ground</text:span> to snap out of a frenzy prematurely.</text:p>
      <text:p text:style-name="P4"/>
      <text:p text:style-name="P4"><text:bookmark text:name="page92R_mcid1"/><text:span text:style-name="T2">○ Subsume the Spirit (2) -</text:span> You can lock eyes with an animal <text:span text:style-name="T35">and roll with </text:span><text:span text:style-name="T3">mental </text:span><text:span text:style-name="T23">to </text:span>possess its body. </text:p>
      <text:p text:style-name="P2"/>
      <text:p text:style-name="P23"><text:span text:style-name="T14">⚅ </text:span>On a 10+, you <text:span text:style-name="T30">may </text:span>possess the animal until <text:span text:style-name="T31">it </text:span>catch<text:span text:style-name="T27">es </text:span>sight of the sun. <text:span text:style-name="T17">You can</text:span> use mental Disciplines <text:span text:style-name="T19">and </text:span>blood sorcery through the animal. </text:p>
      <text:p text:style-name="P20"><text:span text:style-name="T14">⚅ </text:span>On a 7-9, you <text:span text:style-name="T32">may </text:span>possess the animal <text:span text:style-name="T28">for an hour.</text:span> <text:span text:style-name="T29">If </text:span>you suffer any significant distraction, you must <text:span text:style-name="T14">stand your ground</text:span> or lose control. Additionally, choose <text:span text:style-name="T26">1</text:span>:</text:p>
      <text:list xml:id="list359085610" text:style-name="L1">
        <text:list-item>
          <text:p text:style-name="P25"><text:span text:style-name="T9">you </text:span><text:span text:style-name="T12">cannot</text:span><text:span text:style-name="T9"> use mental Disciplines while riding the animal.</text:span></text:p>
        </text:list-item>
        <text:list-item>
          <text:p text:style-name="P26"><text:span text:style-name="T9">when you return to your body, you gain the Condition </text:span><text:span text:style-name="T13">muddled by animal instincts</text:span><text:span text:style-name="T9"> until sunrise.</text:span></text:p>
        </text:list-item>
      </text:list>
      <text:p text:style-name="P4"/>
      <text:p text:style-name="P4"><text:span text:style-name="T2">○ Animal Succulence (3) -</text:span> You can raise yourself up to 5 blood <text:span text:style-name="T36">(or 3 if you’re Ventrue) </text:span>by drinking <text:span text:style-name="T37">from animals.</text:span></text:p>
      <text:p text:style-name="P4"/>
      <text:p text:style-name="P4"/>
      <text:p text:style-name="P4"><text:span text:style-name="T2">○ Unleash the Beast (3) -</text:span> You can hurl your Beast into someone else, sending them into <text:span text:style-name="T15">uncontrolled </text:span><text:span text:style-name="T14">frenzy</text:span>.</text:p>
      <text:p text:style-name="P4"/>
      <text:p text:style-name="P4">Spend 1 blood to <text:span text:style-name="T38">transfer</text:span> your <text:span text:style-name="T20">S</text:span>tir marks to <text:span text:style-name="T21">another vampire</text:span>. <text:span text:style-name="T21">If this is not sufficient to cause frenzy, you must spend 1 additional blood per missing Stir mark. While your Beast is driving another’s frenzy, y</text:span>ou <text:span text:style-name="T25">cannot enter frenzy or rötschreck yourself; you also </text:span>carry -1 forward ongoing <text:span text:style-name="T21">to vampiric powers</text:span>. <text:span text:style-name="T22">Your Beast returns when their frenzy ends.</text:span></text:p>
      <text:p text:style-name="P4"/>
      <text:p text:style-name="P4"><text:span text:style-name="T2">○ Conquer the Beast (4) -</text:span> Add +2 <text:span text:style-name="T39">on</text:span> <text:span text:style-name="T14">resist frenzy</text:span> or <text:span text:style-name="T14">ride the wave</text:span>.</text:p>
      <text:h text:style-name="P32" text:outline-level="2">Auspex</text:h>
      <text:p text:style-name="P15"><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15"><text:span text:style-name="T2">○ Aura Perception -</text:span> You can glimpse <text:span text:style-name="T40">an individual’s </text:span>spiritual aura. <text:span text:style-name="T41">When you read an aura, you </text:span>can tell what their current emotions are; <text:span text:style-name="T42">most any supernatural nature</text:span>; if the<text:span text:style-name="T43">y’re tainted by diablerie or infernalism; or perhaps more</text:span>.</text:p>
      <text:p text:style-name="P15"/>
      <text:p text:style-name="P15">Roll with <text:span text:style-name="T2">mental</text:span>. <text:span text:style-name="T44">⚅</text:span><text:span text:style-name="T14"> </text:span>On a 10+, you read the subject’s aura and <text:span text:style-name="T45">gain</text:span> an Edge <text:span text:style-name="T46">on them</text:span>. <text:span text:style-name="T14">⚅ </text:span>On a 7-9, you read the subject’s aura. <text:span text:style-name="T14">⚅ </text:span>On a miss, you can’t read their aura for the rest of the scene. <text:bookmark text:name="page94R_mcid3"/><text:line-break/></text:p>
      <text:p text:style-name="P15"><text:span text:style-name="T2">○ Premonitions -</text:span> If <text:span text:style-name="T47">your B</text:span>east has stirred at all tonight, nobody can get the drop on you.<text:bookmark text:name="page94R_mcid4"/><text:line-break/></text:p>
      <text:p text:style-name="P15"><text:span text:style-name="T2">○ The Spirit’s Touch (1) -</text:span> You touch an object and <text:span text:style-name="T48">r</text:span>oll with <text:span text:style-name="T2">mental </text:span><text:span text:style-name="T24">to</text:span> read the psychic impressions left <text:span text:style-name="T49">by the last person to significantly use it.</text:span></text:p>
      <text:p text:style-name="P15"/>
      <text:p text:style-name="P15"><text:span text:style-name="T14">⚅ </text:span>On a 10+, ask 3. </text:p>
      <text:p text:style-name="P15"><text:span text:style-name="T14">⚅ </text:span>On a 7-9, ask 2.</text:p>
      <text:list xml:id="list1013923113" text:style-name="L2">
        <text:list-item>
          <text:p text:style-name="P27"><text:span text:style-name="T50">What did the last user look like?</text:span> </text:p>
        </text:list-item>
        <text:list-item>
          <text:p text:style-name="P28">What was this object last used to do? </text:p>
        </text:list-item>
        <text:list-item>
          <text:p text:style-name="P28"><text:span text:style-name="T51">What was the last user </text:span>feel<text:span text:style-name="T50">ing</text:span> as they used it?</text:p>
        </text:list-item>
        <text:list-item>
          <text:p text:style-name="P28">How long <text:span text:style-name="T52">did the last user possess the object</text:span>?</text:p>
        </text:list-item>
        <text:list-item>
          <text:p text:style-name="P29">[Another similar question.]</text:p>
        </text:list-item>
      </text:list>
      <text:p text:style-name="P15"><text:span text:style-name="T2"/></text:p>
      <text:p text:style-name="P30"><text:span text:style-name="T2">○ Telepathy (2) -</text:span> You can project your thoughts into the mind of anyone you can see or anyone who is blood bound to you. They’re aware the thoughts are not their own, but don’t recognize them as coming from you<text:span text:style-name="T16">—</text:span>unless you want them to, or they have an Edge on you.</text:p>
      <text:p text:style-name="P15"/>
      <text:p text:style-name="P15"><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17"><text:span text:style-name="T11">○ Psychic Projection (3) -</text:span><text:span text:style-name="T9"> You can spend 1 blood to project your spirit out of your body and drift ephemerally through the world. Your spirit projection can use other Auspex moves, but cannot interact with the physical world. </text:span><text:span text:style-name="T10">A</text:span><text:span text:style-name="T9">t best, you can spend another 1 blood to appear as a ghostly presence to communicate with others.</text:span></text:p>
      <text:h text:style-name="P33" text:outline-level="2"><text:soft-page-break/>Vicissitude</text:h>
      <text:p text:style-name="P11"><text:bookmark text:name="page126R_mcid1"/><text:span text:style-name="T2">○ Malleable Visage</text:span><text:span text:style-name="T8"> –</text:span> <text:span text:style-name="T82">By physically sculpting your face, y</text:span>ou can transform your own appearance, <text:span text:style-name="T82">altering </text:span>your features <text:span text:style-name="T70">or hair. You can change your eye, hair, or skin color. </text:span>This costs only time.<text:bookmark text:name="page126R_mcid2"/> <text:line-break/></text:p>
      <text:p text:style-name="P9"><text:span text:style-name="T2">○ Fleshcraft (1)</text:span><text:span text:style-name="T8"> -</text:span> You can sculpt the flesh of others by spending 1 blood <text:span text:style-name="T75">and rolling with </text:span><text:span text:style-name="T6">mental </text:span><text:span text:style-name="T75">to </text:span>reweav<text:span text:style-name="T71">e</text:span> skin, meat, and muscle <text:span text:style-name="T72">anywhere on the body.</text:span></text:p>
      <text:p text:style-name="P5"/>
      <text:p text:style-name="P8">If you use this <text:span text:style-name="T63">to </text:span><text:span text:style-name="T14">fuck ‘em up</text:span>, <text:span text:style-name="T66">do 1 </text:span>harm or <text:span text:style-name="T67">give them </text:span>a<text:span text:style-name="T69">n inhibiting</text:span> Condition.</text:p>
      <text:p text:style-name="P12"/>
      <text:p text:style-name="P22"><text:span text:style-name="T44">⚅</text:span><text:span text:style-name="T14"> </text:span>On a 10+, you create exactly the alterations you desire, and can give them a <text:span text:style-name="T73">physical</text:span> Condition if you wish. </text:p>
      <text:p text:style-name="P18"><text:span text:style-name="T44">⚅</text:span><text:span text:style-name="T14"> </text:span>On a 7-9, you can still give them a Condition, but things don’t turn out quite the way you envisioned them. </text:p>
      <text:p text:style-name="P18"><text:span text:style-name="T44">⚅</text:span><text:span text:style-name="T14"> </text:span>On a miss... oh. Oh dear.<text:bookmark text:name="page126R_mcid3"/><text:line-break/></text:p>
      <text:p text:style-name="P9"><text:span text:style-name="T2">○ Bonecraft (</text:span><text:span text:style-name="T4">2</text:span><text:span text:style-name="T2">)</text:span><text:span text:style-name="T8"> -</text:span> You can sculpt bone by spending 1 blood and <text:span text:style-name="T74">rolling with </text:span><text:span text:style-name="T5">mental </text:span><text:span text:style-name="T74">to reweave bony </text:span>matter into a new shape or configuration. <text:span text:style-name="T76">You can use this to make unnatural bony weapons.</text:span></text:p>
      <text:p text:style-name="P6"/>
      <text:p text:style-name="P7">If you use this <text:span text:style-name="T64">to</text:span> <text:span text:style-name="T14">fuck ‘em up</text:span>, <text:span text:style-name="T65">do 2</text:span> harm or <text:span text:style-name="T68">give them </text:span>a debilitating Condition.</text:p>
      <text:p text:style-name="P13"/>
      <text:p text:style-name="P21"><text:span text:style-name="T44">⚅</text:span><text:span text:style-name="T14"> </text:span>On a 10+, you create exactly the alterations you desire, and can give them a Condition if you wish. </text:p>
      <text:p text:style-name="P19"><text:span text:style-name="T44">⚅</text:span><text:span text:style-name="T14"> </text:span>On a 7-9, you can still give them a Condition, but things don’t turn ou<text:span text:style-name="T83">t </text:span>quite the way you envisioned them. </text:p>
      <text:p text:style-name="P19"><text:span text:style-name="T44">⚅</text:span><text:span text:style-name="T14"> </text:span>On a miss... hm<text:span text:style-name="T53">m..</text:span>. Where’s the mop? <text:bookmark text:name="page126R_mcid4"/><text:line-break/></text:p>
      <text:p text:style-name="P9"><text:span text:style-name="T2">○ Horrid Form (3)</text:span><text:span text:style-name="T8"> -</text:span> Spend 2 blood to assume an enormous, monstrous form in which <text:span text:style-name="T77">you grow to a towering height, </text:span>your teeth erupt like daggers, your hands sprout massive claws <text:span text:style-name="T84">or bony blades</text:span>, and your ribs and spine become deadly spikes protruding through your flesh. <text:span text:style-name="T78">While in this form</text:span>, take +1 forward ongoing to all moves that roll with <text:span text:style-name="T2">physical</text:span>, <text:span text:style-name="T79">and </text:span>you can roll with <text:span text:style-name="T2">physical</text:span> to <text:span text:style-name="T14">show your teeth</text:span>. <text:span text:style-name="T58">W</text:span>hen you suffer harm <text:span text:style-name="T58">in this form</text:span>, <text:span text:style-name="T61">it’s</text:span> reduced by 1. <text:span text:style-name="T62">You can remain in this form for the rest of the scene.</text:span></text:p>
      <text:p text:style-name="P3"/>
      <text:p text:style-name="P9"><text:bookmark text:name="page128R_mcid0"/><text:span text:style-name="T2">○ Bloodform (4)</text:span><text:span text:style-name="T8"> -</text:span> Spend 1 blood to dissolve yourself into <text:span text:style-name="T80">animate</text:span> blood for the rest of the scene. You can flow as you like, including oozing up walls or even across ceilings. <text:bookmark text:name="page128R_mcid1"/>You can’t <text:span text:style-name="T60">exert strength or manipulate items </text:span>in this form, but <text:span text:style-name="T59">only the Banes can harm you</text:span>. <text:line-break/></text:p>
      <text:p text:style-name="P10"><text:span text:style-name="T2">○ The Body Impolitic (4)</text:span><text:span text:style-name="T8"> -</text:span> You can spend 1 blood to independently animate <text:span text:style-name="T81">and detach </text:span>a part of your body. A roving body part will obey your will to the best of its ability, but possesses only the capabilities and senses inherent to its anatomy. A severed arm can crawl, grab, and even kill, for example. This is less of a barrier than it might seem, given Fleshcraft’s potential to add eyes or ears to just about anything, or even a functional mouth and tongue for speaking.<text:bookmark text:name="page128R_mcid2"/><text:line-break/></text:p>
      <text:p text:style-name="P14"><text:span text:style-name="T54">○ Chiropteran Marauder (4)</text:span><text:span text:style-name="T11"> -</text:span><text:span text:style-name="T55"> Your horrid form now also manifests wings </text:span><text:span text:style-name="T56">and chitinous armor. You can fly; and when you </text:span><text:span text:style-name="T57">suffer harm</text:span><text:span text:style-name="T56">, it’s reduced by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103a510"/>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zimisc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5T07:20:42.006460815</dc:date>
    <meta:editing-duration>P2DT53M50S</meta:editing-duration>
    <meta:editing-cycles>318</meta:editing-cycles>
    <meta:generator>LibreOffice/6.0.7.3$Linux_X86_64 LibreOffice_project/00m0$Build-3</meta:generator>
    <meta:print-date>2021-11-10T19:11:22.676024212</meta:print-date>
    <meta:document-statistic meta:table-count="0" meta:image-count="0" meta:object-count="0" meta:page-count="2" meta:paragraph-count="52" meta:word-count="1254" meta:character-count="6626" meta:non-whitespace-character-count="5402"/>
  </office:meta>
</office:document-meta>
</file>